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/>
    </style:style>
    <style:style style:name="P2" style:family="paragraph" style:parent-style-name="Text_20_body">
      <style:paragraph-properties fo:margin-top="0cm" fo:margin-bottom="0cm" loext:contextual-spacing="false" fo:line-height="100%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officeooo:rsid="004ec628" officeooo:paragraph-rsid="004ec628"/>
    </style:style>
    <style:style style:name="P4" style:family="paragraph" style:parent-style-name="Text_20_body">
      <style:paragraph-properties fo:margin-top="0cm" fo:margin-bottom="0cm" loext:contextual-spacing="false" fo:line-height="100%"/>
      <style:text-properties officeooo:rsid="004fed84" officeooo:paragraph-rsid="004fed84"/>
    </style:style>
    <style:style style:name="T1" style:family="text">
      <style:text-properties officeooo:rsid="0050ca7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ая задача</text:p>
      <text:p text:style-name="P1"/>
      <text:p text:style-name="P1">Условие:</text:p>
      <text:p text:style-name="P1">Перейдем к созданию рабочего web-приложения. Все ключевые моменты были рассмотрены в предыдущих задачах. Теперь вам требуется их сопоставить и связать в один проект.</text:p>
      <text:p text:style-name="P1">Используя наработки по mvc и hibernate соберите CRUD-приложение.</text:p>
      <text:p text:style-name="P1"/>
      <text:p text:style-name="P1">Задание:</text:p>
      <text:p text:style-name="P1">1. Написать CRUD-приложение. Использовать Spring MVC + Hibernate.</text:p>
      <text:p text:style-name="P1">2. Должен быть класс User с произвольными полями (id, name и т.п.).</text:p>
      <text:p text:style-name="P1">3. В приложении должна быть страница, на которую выводятся все юзеры с возможностью добавлять, удалять и изменять юзера.</text:p>
      <text:p text:style-name="P1">4. Конфигурация Spring через JavaConfig и аннотации, по аналогии с предыдущими проектами. Без использования xml. Без Spring Boot.</text:p>
      <text:p text:style-name="P1">5. Внесите изменения в конфигурацию для работы с базой данных. Вместо SessionFactory должен использоваться EntityManager.</text:p>
      <text:p text:style-name="P1">Ссылки:</text:p>
      <text:p text:style-name="P1">https://java-master.com/spring-mvs-настройка-без-xml-web-xml/</text:p>
      <text:p text:style-name="P1">https://habr.com/ru/post/222579/</text:p>
      <text:p text:style-name="P1"><text:a xlink:type="simple" xlink:href="https://www.baeldung.com/the-persistence-layer-with-spring-and-jpa" text:style-name="Internet_20_link" text:visited-style-name="Visited_20_Internet_20_Link">https://www.baeldung.com/the-persistence-layer-with-spring-and-jpa</text:a></text:p>
      <text:p text:style-name="P1"/>
      <text:p text:style-name="P1"/>
      <text:p text:style-name="P3">План:</text:p>
      <text:p text:style-name="P4">1 переделать приложение 2.2.1 под структуру MVC <text:span text:style-name="T1">+ внедрить работу с web</text:span></text:p>
      <text:p text:style-name="P4">1.1 проверить аннотации Hibernate - проверить работу с БД</text:p>
      <text:p text:style-name="P4">1.2 добавить необходимые новые сущности</text:p>
      <text:p text:style-name="P4">1.3 добавить аннотации Спринг - проверить DI</text:p>
      <text:p text:style-name="P4">1.4 сделать простой контроллер для отображения пустой страницы</text:p>
      <text:p text:style-name="P4">2 сконфигурировать приложение для запуска в Tomcat - проверить отображение страницы</text:p>
      <text:p text:style-name="P4">3 реализовать отображение интерфейса CRUD</text:p>
      <text:p text:style-name="P4">3.1 сделать html страницу для отображения данных - проверить отображение</text:p>
      <text:p text:style-name="P4">3.2 сделать контроллер</text:p>
      <text:p text:style-name="P4">3.2.1 проверить передачу данных из контроллера в html</text:p>
      <text:p text:style-name="P4">3.2.2 проверить передачу данных из БД в html</text:p>
      <text:p text:style-name="P4"/>
      <text:p text:style-name="P4">4 реализовать обновление данных пользователя</text:p>
      <text:p text:style-name="P4">4.1 сделать валидацию вводимых данных</text:p>
      <text:p text:style-name="P4">4.2 реализовать сбор данных с формы</text:p>
      <text:p text:style-name="P4">4.3 реализовать сохранение данных в БД</text:p>
      <text:p text:style-name="P4">4.4 требуется перезагрузка данных?? После сохранения в БД, новый ентити получит id! Когда мы его сможем вывести на экран?</text:p>
      <text:p text:style-name="P4"/>
      <text:p text:style-name="P4">5 реализовать удаление пользователя на форме</text:p>
      <text:p text:style-name="P4"/>
      <text:p text:style-name="P4">6 реализовать добавление нового пользователя на форм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4T12:41:10.820090499</meta:creation-date>
    <meta:generator>LibreOffice/4.3.3.2$Linux_X86_64 LibreOffice_project/430m0$Build-2</meta:generator>
    <dc:date>2021-11-30T11:37:01.636638730</dc:date>
    <meta:editing-duration>PT23H5M7S</meta:editing-duration>
    <meta:editing-cycles>31</meta:editing-cycles>
    <dc:creator>Дмитрий  Чекунов</dc:creator>
    <meta:document-statistic meta:table-count="0" meta:image-count="0" meta:object-count="0" meta:page-count="1" meta:paragraph-count="33" meta:word-count="251" meta:character-count="1897" meta:non-whitespace-character-count="1679"/>
  </office:meta>
</office:document-meta>
</file>